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T18" style:parent-style-name="instrukce" style:family="text">
      <style:text-properties style:use-window-font-color="true"/>
    </style:style>
    <style:style style:name="P1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0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P21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</style:style>
    <style:style style:name="T22" style:parent-style-name="instrukce" style:family="text">
      <style:text-properties style:use-window-font-color="true"/>
    </style:style>
    <style:style style:name="T23" style:parent-style-name="instrukce" style:family="text">
      <style:text-properties fo:font-weight="bold" style:font-weight-asian="bold" style:use-window-font-color="true"/>
    </style:style>
    <style:style style:name="T24" style:parent-style-name="instrukce" style:family="text">
      <style:text-properties style:use-window-font-color="true"/>
    </style:style>
    <style:style style:name="T25" style:parent-style-name="Silné" style:family="text">
      <style:text-properties fo:font-weight="normal" style:font-weight-asian="normal"/>
    </style:style>
    <style:style style:name="T26" style:parent-style-name="Silné" style:family="text">
      <style:text-properties fo:font-weight="normal" style:font-weight-asian="normal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K106 42/2024</text:p>
            <text:p text:style-name="Normální">KVOP-24759/2024</text:p>
            <text:p text:style-name="Normální">21. 06. 2024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s text:c="5"/></text:p>
            <text:p text:style-name="Normální">Vážená paní</text:p>
            <text:p text:style-name="Normální"><text:bookmark-start text:name="Text7"/>D<text:bookmark-end text:name="Text7"/>. Č.</text:p>
            <text:p text:style-name="Normální"/>
            <text:p text:style-name="Normální"/>
            <text:p text:style-name="Normální"/>
            <text:p text:style-name="P17">e-mail:<text:s/></text:p>
            <text:p text:style-name="Normální"/>
            <text:p text:style-name="Normální"/>
          </table:table-cell>
        </table:table-row>
      </table:table>
      <text:h text:style-name="Nadpis1" text:outline-level="1">Sdělení</text:h>
      <text:h text:style-name="Nadpis1" text:outline-level="1">o vyřízení žádosti o informace</text:h>
      <text:p text:style-name="Základnítext">Vážená paní Č.,</text:p>
      <text:p text:style-name="Základnítext">dne<text:s/><text:span text:style-name="T18">19. června 2024</text:span><text:s/>obdržel veřejný ochránce práv Vaši žádost o informace. Žádáte o:</text:p>
      <text:list text:style-name="LFO3_1" text:continue-numbering="true">
        <text:list-item>
          <text:p text:style-name="P19">celkový počet odmítnutých žádostí (dle § 15 InfZ) v období od 1. 1. 2023 do 31.<text:s/>5. 2024,</text:p>
        </text:list-item>
        <text:list-item>
          <text:p text:style-name="P20">z toho počet žádostí odmítnutých na základě § 11a InfZ - zneužití práva (pozn.: tento paragraf je zakotven v InfZ od novely č. 241/2022 Sb., s účinností od 1. 1. 2023),</text:p>
        </text:list-item>
        <text:list-item>
          <text:p text:style-name="P21">bylo-li rozhodnuto dle bodu 2), prosím o zaslání anonymizovaných rozhodnutí.</text:p>
        </text:list-item>
      </text:list>
      <text:h text:style-name="Nadpis2" text:outline-level="2"/>
      <text:h text:style-name="Nadpis2" text:outline-level="2">Dáváme Vám tyto informace:</text:h>
      <text:h text:style-name="Nadpis2" text:outline-level="2"/>
      <text:h text:style-name="Nadpis2" text:outline-level="2">K bodu č. 1</text:h>
      <text:p text:style-name="Základnítext"><text:span text:style-name="T22">Kancelář veřejného ochránce práv vydala za období od 1. 1. 2023 do 31. 5. 2024 celkem<text:s/></text:span><text:span text:style-name="T23">22 rozhodnutí o odmítnutí žádosti nebo její části</text:span><text:span text:style-name="T24"><text:s/>dle § 15 z. č. 106/1999 Sb., o svobodném přístupu k informacím.<text:s/></text:span></text:p>
      <text:h text:style-name="Nadpis2" text:outline-level="2">K bodu č. 2</text:h>
      <text:p text:style-name="Základnítext"><text:span text:style-name="T25">Ve<text:s/></text:span><text:span text:style-name="T26">výše uvedeném období nebyla žádná vydaná rozhodnutí na základě § 11a z. č. 106/1999 Sb., o svobodném přístupu k informacím.</text:span></text:p>
      <text:p text:style-name="Základnítext">S pozdravem</text:p>
      <text:p text:style-name="Základnítext"/>
      <text:p text:style-name="podpis">JUDr. Pavel Pořízek, Ph.D. v. r.</text:p>
      <text:p text:style-name="podpis">vedoucí Kanceláře veřejného ochránce práv</text:p>
      <text:p text:style-name="podpis">(dokument je elektronicky podepsán)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EKF1J*</text:span></text:p>
        <text:p text:style-name="P12"><text:span text:style-name="T13">KVOPX00EKF1J</text:span>KVOPX00EKF1J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4-06-27T09:53:00Z</meta:creation-date>
    <dc:date>2024-06-27T09:54:00Z</dc:date>
    <meta:print-date>2016-06-27T07:08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1" meta:paragraph-count="2" meta:word-count="159" meta:character-count="1098" meta:row-count="7" meta:non-whitespace-character-count="941"/>
  </office:meta>
</office:document-meta>
</file>